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Liberation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e00" officeooo:paragraph-rsid="00042e00"/>
    </style:style>
    <style:style style:name="P2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042e00" officeooo:paragraph-rsid="00042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VIEWER INSTALLATION IN UBUNTU 16</text:p>
      <text:p text:style-name="P2">sudo apt install ./teamviewer_amd64.deb</text:p>
      <text:p text:style-name="P2">sudo apt install ./teamviewer_amd64.d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Liberation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1:58:49.742024339</meta:creation-date>
    <dc:date>2019-05-21T12:00:38.984605351</dc:date>
    <meta:editing-duration>PT1M52S</meta:editing-duration>
    <meta:editing-cycles>1</meta:editing-cycles>
    <meta:document-statistic meta:table-count="0" meta:image-count="0" meta:object-count="0" meta:page-count="1" meta:paragraph-count="3" meta:word-count="14" meta:character-count="115" meta:non-whitespace-character-count="104"/>
    <meta:generator>LibreOffice/5.1.6.2$Linux_X86_64 LibreOffice_project/10m0$Build-2</meta:generator>
  </office:meta>
</office:document-meta>
</file>